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〜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〜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point, then
we would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in love at first
sight with 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
and have Saotome-kun to sweet-talk her into
goin' 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nasty, even if this is a
Shinigami 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“li'l crush”, it's a
deep, deep love〜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〜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ese little glances〜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
to th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
born as “Duos”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
one personality among multiple bodies is
unprecedented in biology, making the
Shinigami 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
their best possible partner using their
biological 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
compatible with that Shinigami, which is
why she came 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
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“love at first sight”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“bodies made for each other”,
right〜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
Shinigami just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off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